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KARIN ROSA AGUIRRE AMASIFUE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5008042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3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GUIRRE AMASIFUEN, KARIN ROS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500804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RAMOS HUAMANI, EDER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5295093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9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47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47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76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6T19:02:2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